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can feel a staggering amount of Magical
power from down there...!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rue...!</text:p>
          </table:table-cell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 office:value-type="string">
            <text:p>This is strong! It's really strong!! It
almost feels more like bloodlust than Magic!!!</text:p>
          </table:table-cell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mistaking it; it must be White
Carat.</text:p>
          </table:table-cell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 office:value-type="string">
            <text:p>It seems like she's gotten even more
powerful than back at 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we have a secret weapon, this Tiiime!</text:p>
          </table:table-cell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ntimagic S.D. That's our key to victory.</text:p>
          </table:table-cell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White Carat already knows that we
have the antimagic up our sleeve.</text:p>
          </table:table-cell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 office:value-type="string">
            <text:p>She will not allow us to exploit her weak
point this time.</text:p>
          </table:table-cell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'm sure it'll all go smooth if we
do this properly!</text:p>
          </table:table-cell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f we do it properly!</text:p>
          </table:table-cell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, how do we actually do it Properlyyy?</text:p>
          </table:table-cell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 got nothing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nyway... let's find her weak point...!</text:p>
          </table:table-cell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Her weak point!!</text:p>
          </table:table-cell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we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-Let us proce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